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3eb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f calculate_bill_amount(food_type,quantity_ordered,distance_in_kms):</text:p>
      <text:p text:style-name="Standard"><text:s text:c="4"/>bill_amount=0</text:p>
      <text:p text:style-name="Standard">#write your logic here</text:p>
      <text:p text:style-name="Standard"><text:s text:c="4"/>if(quantity_ordered&lt;1 or distance_in_kms&lt;=0):</text:p>
      <text:p text:style-name="Standard"><text:s text:c="8"/>return -1</text:p>
      <text:p text:style-name="Standard"><text:s text:c="4"/>elif(distance_in_kms&gt;3 and distance_in_kms&lt;=6):</text:p>
      <text:p text:style-name="Standard"><text:s text:c="8"/>bill_amount=(distance_in_kms-3)*3</text:p>
      <text:p text:style-name="Standard"><text:s text:c="4"/>elif(distance_in_kms&gt;6):</text:p>
      <text:p text:style-name="Standard"><text:s text:c="8"/>bill_amount=9+(distance_in_kms-6)*6</text:p>
      <text:p text:style-name="Standard"><text:s text:c="4"/>if(food_type=='N'):</text:p>
      <text:p text:style-name="Standard"><text:s text:c="8"/>bill_amount+=150*quantity_ordered</text:p>
      <text:p text:style-name="Standard"><text:s text:c="4"/>elif(food_type=='V' ):</text:p>
      <text:p text:style-name="Standard"><text:s text:c="8"/>bill_amount+=120*quantity_ordered</text:p>
      <text:p text:style-name="Standard"><text:s text:c="4"/>else:</text:p>
      <text:p text:style-name="Standard"><text:s text:c="8"/>return -1</text:p>
      <text:p text:style-name="Standard"><text:s text:c="4"/>return bill_amou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58:50.065740414</meta:creation-date>
    <dc:date>2019-05-29T15:14:03.835849873</dc:date>
    <meta:editing-duration>PT15M1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28" meta:character-count="517" meta:non-whitespace-character-count="425"/>
  </office:meta>
</office:document-meta>
</file>